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73.3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8.96pt" svg:height="300.44pt" svg:x="66.39pt" svg:y="376.87pt">
            <loext:p draw:notify-on-update-of-ranges="Sheet1.R5:Sheet1.R25 Sheet1.I5:Sheet1.I25 Sheet1.L5:Sheet1.L25 Sheet1.O5:Sheet1.O25 Sheet1.F5:Sheet1.F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08.58pt" svg:height="397.47pt" svg:x="752.71pt" svg:y="369.55pt">
            <loext:p draw:notify-on-update-of-ranges="Sheet1.R5:Sheet1.R25 Sheet1.Q5:Sheet1.Q25 Sheet1.T5:Sheet1.T25 Sheet1.U5:Sheet1.U25 Sheet1.E5:Sheet1.E25 Sheet1.F5:Sheet1.F25 Sheet1.N5:Sheet1.N25 Sheet1.O5:Sheet1.O25 Sheet1.D5:Sheet1.D25 Sheet1.F5:Sheet1.F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1 regularization</text:p>
          </table:table-cell>
          <table:table-cell table:style-name="ce1" office:value-type="string" calcext:value-type="string">
            <text:p>KDD-1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ime (row)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GD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GD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GD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GD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CD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SCD</text:p>
          </table:table-cell>
        </table:table-row>
        <table:table-row table:style-name="ro1">
          <table:table-cell table:style-name="ce1" office:value-type="string" calcext:value-type="string">
            <text:p>lambda = 0.001</text:p>
          </table:table-cell>
          <table:table-cell table:style-name="ce1"/>
          <table:table-cell table:style-name="ce1" office:value-type="string" calcext:value-type="string">
            <text:p>MinibatchSize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number-columns-repeated="2"/>
          <table:table-cell table:style-name="ce1" office:value-type="float" office:value="512" calcext:value-type="float">
            <text:p>512</text:p>
          </table:table-cell>
          <table:table-cell/>
          <table:table-cell table:style-name="ce1"/>
          <table:table-cell table:style-name="ce1" office:value-type="string" calcext:value-type="string">
            <text:p>NumSamples</text:p>
          </table:table-cell>
          <table:table-cell/>
          <table:table-cell table:style-name="ce1"/>
          <table:table-cell table:style-name="ce1" office:value-type="float" office:value="16384" calcext:value-type="float">
            <text:p>1638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D learning rate</text:p>
          </table:table-cell>
          <table:table-cell table:number-columns-repeated="2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number-columns-repeated="2"/>
          <table:table-cell table:style-name="ce1" office:value-type="float" office:value="0.5" calcext:value-type="float">
            <text:p>0.5</text:p>
          </table:table-cell>
          <table:table-cell table:number-columns-repeated="2"/>
          <table:table-cell table:style-name="ce1" office:value-type="float" office:value="0.9" calcext:value-type="float">
            <text:p>0.9</text:p>
          </table:table-cell>
          <table:table-cell/>
          <table:table-cell table:style-name="ce1"/>
          <table:table-cell table:style-name="ce1" office:value-type="float" office:value="4" calcext:value-type="float">
            <text:p>4</text:p>
          </table:table-cell>
          <table:table-cell/>
          <table:table-cell table:style-name="ce1"/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0.758364*[.A5]" office:value-type="float" office:value="0.758364" calcext:value-type="float">
            <text:p>0.758364</text:p>
          </table:table-cell>
          <table:table-cell table:formula="of:=20.898*[.A5]" office:value-type="float" office:value="20.898" calcext:value-type="float">
            <text:p>20.898</text:p>
          </table:table-cell>
          <table:table-cell office:value-type="float" office:value="0.690561" calcext:value-type="float">
            <text:p>0.690561</text:p>
          </table:table-cell>
          <table:table-cell/>
          <table:table-cell table:formula="of:=2.99813*[.A5]" office:value-type="float" office:value="2.99813" calcext:value-type="float">
            <text:p>2.99813</text:p>
          </table:table-cell>
          <table:table-cell office:value-type="float" office:value="0.690561" calcext:value-type="float">
            <text:p>0.690561</text:p>
          </table:table-cell>
          <table:table-cell/>
          <table:table-cell table:formula="of:=2.29147*[.A5]" office:value-type="float" office:value="2.29147" calcext:value-type="float">
            <text:p>2.29147</text:p>
          </table:table-cell>
          <table:table-cell office:value-type="float" office:value="0.690561" calcext:value-type="float">
            <text:p>0.690561</text:p>
          </table:table-cell>
          <table:table-cell/>
          <table:table-cell table:formula="of:=2.18104*[.A5]" office:value-type="float" office:value="2.18104" calcext:value-type="float">
            <text:p>2.18104</text:p>
          </table:table-cell>
          <table:table-cell office:value-type="float" office:value="0.690561" calcext:value-type="float">
            <text:p>0.690561</text:p>
          </table:table-cell>
          <table:table-cell/>
          <table:table-cell table:formula="of:=2.02397*[.A5]" office:value-type="float" office:value="2.02397" calcext:value-type="float">
            <text:p>2.02397</text:p>
          </table:table-cell>
          <table:table-cell office:value-type="float" office:value="0.690561" calcext:value-type="float">
            <text:p>0.690561</text:p>
          </table:table-cell>
          <table:table-cell/>
          <table:table-cell table:formula="of:=1.7967*[.A5]" office:value-type="float" office:value="1.7967" calcext:value-type="float">
            <text:p>1.7967</text:p>
          </table:table-cell>
          <table:table-cell office:value-type="float" office:value="0.690561" calcext:value-type="float">
            <text:p>0.6905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0.758364*[.A6]" office:value-type="float" office:value="1.516728" calcext:value-type="float">
            <text:p>1.516728</text:p>
          </table:table-cell>
          <table:table-cell table:formula="of:=20.898*[.A6]" office:value-type="float" office:value="41.796" calcext:value-type="float">
            <text:p>41.796</text:p>
          </table:table-cell>
          <table:table-cell office:value-type="float" office:value="0.265889" calcext:value-type="float">
            <text:p>0.265889</text:p>
          </table:table-cell>
          <table:table-cell/>
          <table:table-cell table:formula="of:=2.99813*[.A6]" office:value-type="float" office:value="5.99626" calcext:value-type="float">
            <text:p>5.99626</text:p>
          </table:table-cell>
          <table:table-cell office:value-type="float" office:value="0.276114" calcext:value-type="float">
            <text:p>0.276114</text:p>
          </table:table-cell>
          <table:table-cell/>
          <table:table-cell table:formula="of:=2.29147*[.A6]" office:value-type="float" office:value="4.58294" calcext:value-type="float">
            <text:p>4.58294</text:p>
          </table:table-cell>
          <table:table-cell office:value-type="float" office:value="0.295837" calcext:value-type="float">
            <text:p>0.295837</text:p>
          </table:table-cell>
          <table:table-cell/>
          <table:table-cell table:formula="of:=2.18104*[.A6]" office:value-type="float" office:value="4.36208" calcext:value-type="float">
            <text:p>4.36208</text:p>
          </table:table-cell>
          <table:table-cell office:value-type="float" office:value="0.268791" calcext:value-type="float">
            <text:p>0.268791</text:p>
          </table:table-cell>
          <table:table-cell/>
          <table:table-cell table:formula="of:=2.02397*[.A6]" office:value-type="float" office:value="4.04794" calcext:value-type="float">
            <text:p>4.04794</text:p>
          </table:table-cell>
          <table:table-cell office:value-type="float" office:value="0.270259" calcext:value-type="float">
            <text:p>0.270259</text:p>
          </table:table-cell>
          <table:table-cell/>
          <table:table-cell table:formula="of:=1.7967*[.A6]" office:value-type="float" office:value="3.5934" calcext:value-type="float">
            <text:p>3.5934</text:p>
          </table:table-cell>
          <table:table-cell office:value-type="float" office:value="0.270267" calcext:value-type="float">
            <text:p>0.270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0.758364*[.A7]" office:value-type="float" office:value="2.275092" calcext:value-type="float">
            <text:p>2.275092</text:p>
          </table:table-cell>
          <table:table-cell table:formula="of:=20.898*[.A7]" office:value-type="float" office:value="62.694" calcext:value-type="float">
            <text:p>62.694</text:p>
          </table:table-cell>
          <table:table-cell office:value-type="float" office:value="0.26668" calcext:value-type="float">
            <text:p>0.26668</text:p>
          </table:table-cell>
          <table:table-cell/>
          <table:table-cell table:formula="of:=2.99813*[.A7]" office:value-type="float" office:value="8.99439" calcext:value-type="float">
            <text:p>8.99439</text:p>
          </table:table-cell>
          <table:table-cell office:value-type="float" office:value="0.267345" calcext:value-type="float">
            <text:p>0.267345</text:p>
          </table:table-cell>
          <table:table-cell/>
          <table:table-cell table:formula="of:=2.29147*[.A7]" office:value-type="float" office:value="6.87441" calcext:value-type="float">
            <text:p>6.87441</text:p>
          </table:table-cell>
          <table:table-cell office:value-type="float" office:value="0.2677" calcext:value-type="float">
            <text:p>0.2677</text:p>
          </table:table-cell>
          <table:table-cell/>
          <table:table-cell table:formula="of:=2.18104*[.A7]" office:value-type="float" office:value="6.54312" calcext:value-type="float">
            <text:p>6.54312</text:p>
          </table:table-cell>
          <table:table-cell office:value-type="float" office:value="0.263181" calcext:value-type="float">
            <text:p>0.263181</text:p>
          </table:table-cell>
          <table:table-cell/>
          <table:table-cell table:formula="of:=2.02397*[.A7]" office:value-type="float" office:value="6.07191" calcext:value-type="float">
            <text:p>6.07191</text:p>
          </table:table-cell>
          <table:table-cell office:value-type="float" office:value="0.269333" calcext:value-type="float">
            <text:p>0.269333</text:p>
          </table:table-cell>
          <table:table-cell/>
          <table:table-cell table:formula="of:=1.7967*[.A7]" office:value-type="float" office:value="5.3901" calcext:value-type="float">
            <text:p>5.3901</text:p>
          </table:table-cell>
          <table:table-cell office:value-type="float" office:value="0.269353" calcext:value-type="float">
            <text:p>0.269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0.758364*[.A8]" office:value-type="float" office:value="3.033456" calcext:value-type="float">
            <text:p>3.033456</text:p>
          </table:table-cell>
          <table:table-cell table:formula="of:=20.898*[.A8]" office:value-type="float" office:value="83.592" calcext:value-type="float">
            <text:p>83.592</text:p>
          </table:table-cell>
          <table:table-cell office:value-type="float" office:value="0.264148" calcext:value-type="float">
            <text:p>0.264148</text:p>
          </table:table-cell>
          <table:table-cell/>
          <table:table-cell table:formula="of:=2.99813*[.A8]" office:value-type="float" office:value="11.99252" calcext:value-type="float">
            <text:p>11.99252</text:p>
          </table:table-cell>
          <table:table-cell office:value-type="float" office:value="0.265817" calcext:value-type="float">
            <text:p>0.265817</text:p>
          </table:table-cell>
          <table:table-cell/>
          <table:table-cell table:formula="of:=2.29147*[.A8]" office:value-type="float" office:value="9.16588" calcext:value-type="float">
            <text:p>9.16588</text:p>
          </table:table-cell>
          <table:table-cell office:value-type="float" office:value="0.264291" calcext:value-type="float">
            <text:p>0.264291</text:p>
          </table:table-cell>
          <table:table-cell/>
          <table:table-cell table:formula="of:=2.18104*[.A8]" office:value-type="float" office:value="8.72416" calcext:value-type="float">
            <text:p>8.72416</text:p>
          </table:table-cell>
          <table:table-cell office:value-type="float" office:value="0.263294" calcext:value-type="float">
            <text:p>0.263294</text:p>
          </table:table-cell>
          <table:table-cell/>
          <table:table-cell table:formula="of:=2.02397*[.A8]" office:value-type="float" office:value="8.09588" calcext:value-type="float">
            <text:p>8.09588</text:p>
          </table:table-cell>
          <table:table-cell office:value-type="float" office:value="0.26854" calcext:value-type="float">
            <text:p>0.26854</text:p>
          </table:table-cell>
          <table:table-cell/>
          <table:table-cell table:formula="of:=1.7967*[.A8]" office:value-type="float" office:value="7.1868" calcext:value-type="float">
            <text:p>7.1868</text:p>
          </table:table-cell>
          <table:table-cell office:value-type="float" office:value="0.268584" calcext:value-type="float">
            <text:p>0.2685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0.758364*[.A9]" office:value-type="float" office:value="3.79182" calcext:value-type="float">
            <text:p>3.79182</text:p>
          </table:table-cell>
          <table:table-cell table:formula="of:=20.898*[.A9]" office:value-type="float" office:value="104.49" calcext:value-type="float">
            <text:p>104.49</text:p>
          </table:table-cell>
          <table:table-cell office:value-type="float" office:value="0.262578" calcext:value-type="float">
            <text:p>0.262578</text:p>
          </table:table-cell>
          <table:table-cell/>
          <table:table-cell table:formula="of:=2.99813*[.A9]" office:value-type="float" office:value="14.99065" calcext:value-type="float">
            <text:p>14.99065</text:p>
          </table:table-cell>
          <table:table-cell office:value-type="float" office:value="0.269952" calcext:value-type="float">
            <text:p>0.269952</text:p>
          </table:table-cell>
          <table:table-cell/>
          <table:table-cell table:formula="of:=2.29147*[.A9]" office:value-type="float" office:value="11.45735" calcext:value-type="float">
            <text:p>11.45735</text:p>
          </table:table-cell>
          <table:table-cell office:value-type="float" office:value="0.275778" calcext:value-type="float">
            <text:p>0.275778</text:p>
          </table:table-cell>
          <table:table-cell/>
          <table:table-cell table:formula="of:=2.18104*[.A9]" office:value-type="float" office:value="10.9052" calcext:value-type="float">
            <text:p>10.9052</text:p>
          </table:table-cell>
          <table:table-cell office:value-type="float" office:value="0.263278" calcext:value-type="float">
            <text:p>0.263278</text:p>
          </table:table-cell>
          <table:table-cell/>
          <table:table-cell table:formula="of:=2.02397*[.A9]" office:value-type="float" office:value="10.11985" calcext:value-type="float">
            <text:p>10.11985</text:p>
          </table:table-cell>
          <table:table-cell office:value-type="float" office:value="0.267854" calcext:value-type="float">
            <text:p>0.267854</text:p>
          </table:table-cell>
          <table:table-cell/>
          <table:table-cell table:formula="of:=1.7967*[.A9]" office:value-type="float" office:value="8.9835" calcext:value-type="float">
            <text:p>8.9835</text:p>
          </table:table-cell>
          <table:table-cell office:value-type="float" office:value="0.267916" calcext:value-type="float">
            <text:p>0.2679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0.758364*[.A10]" office:value-type="float" office:value="4.550184" calcext:value-type="float">
            <text:p>4.550184</text:p>
          </table:table-cell>
          <table:table-cell table:formula="of:=20.898*[.A10]" office:value-type="float" office:value="125.388" calcext:value-type="float">
            <text:p>125.388</text:p>
          </table:table-cell>
          <table:table-cell office:value-type="float" office:value="0.262312" calcext:value-type="float">
            <text:p>0.262312</text:p>
          </table:table-cell>
          <table:table-cell/>
          <table:table-cell table:formula="of:=2.99813*[.A10]" office:value-type="float" office:value="17.98878" calcext:value-type="float">
            <text:p>17.98878</text:p>
          </table:table-cell>
          <table:table-cell office:value-type="float" office:value="0.26411" calcext:value-type="float">
            <text:p>0.26411</text:p>
          </table:table-cell>
          <table:table-cell/>
          <table:table-cell table:formula="of:=2.29147*[.A10]" office:value-type="float" office:value="13.74882" calcext:value-type="float">
            <text:p>13.74882</text:p>
          </table:table-cell>
          <table:table-cell office:value-type="float" office:value="0.266284" calcext:value-type="float">
            <text:p>0.266284</text:p>
          </table:table-cell>
          <table:table-cell/>
          <table:table-cell table:formula="of:=2.18104*[.A10]" office:value-type="float" office:value="13.08624" calcext:value-type="float">
            <text:p>13.08624</text:p>
          </table:table-cell>
          <table:table-cell office:value-type="float" office:value="0.262281" calcext:value-type="float">
            <text:p>0.262281</text:p>
          </table:table-cell>
          <table:table-cell/>
          <table:table-cell table:formula="of:=2.02397*[.A10]" office:value-type="float" office:value="12.14382" calcext:value-type="float">
            <text:p>12.14382</text:p>
          </table:table-cell>
          <table:table-cell office:value-type="float" office:value="0.267266" calcext:value-type="float">
            <text:p>0.267266</text:p>
          </table:table-cell>
          <table:table-cell/>
          <table:table-cell table:formula="of:=1.7967*[.A10]" office:value-type="float" office:value="10.7802" calcext:value-type="float">
            <text:p>10.7802</text:p>
          </table:table-cell>
          <table:table-cell office:value-type="float" office:value="0.267366" calcext:value-type="float">
            <text:p>0.2673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0.758364*[.A11]" office:value-type="float" office:value="5.308548" calcext:value-type="float">
            <text:p>5.308548</text:p>
          </table:table-cell>
          <table:table-cell table:formula="of:=20.898*[.A11]" office:value-type="float" office:value="146.286" calcext:value-type="float">
            <text:p>146.286</text:p>
          </table:table-cell>
          <table:table-cell office:value-type="float" office:value="0.262695" calcext:value-type="float">
            <text:p>0.262695</text:p>
          </table:table-cell>
          <table:table-cell/>
          <table:table-cell table:formula="of:=2.99813*[.A11]" office:value-type="float" office:value="20.98691" calcext:value-type="float">
            <text:p>20.98691</text:p>
          </table:table-cell>
          <table:table-cell office:value-type="float" office:value="0.263582" calcext:value-type="float">
            <text:p>0.263582</text:p>
          </table:table-cell>
          <table:table-cell/>
          <table:table-cell table:formula="of:=2.29147*[.A11]" office:value-type="float" office:value="16.04029" calcext:value-type="float">
            <text:p>16.04029</text:p>
          </table:table-cell>
          <table:table-cell office:value-type="float" office:value="0.263183" calcext:value-type="float">
            <text:p>0.263183</text:p>
          </table:table-cell>
          <table:table-cell/>
          <table:table-cell table:formula="of:=2.18104*[.A11]" office:value-type="float" office:value="15.26728" calcext:value-type="float">
            <text:p>15.26728</text:p>
          </table:table-cell>
          <table:table-cell office:value-type="float" office:value="0.262514" calcext:value-type="float">
            <text:p>0.262514</text:p>
          </table:table-cell>
          <table:table-cell/>
          <table:table-cell table:formula="of:=2.02397*[.A11]" office:value-type="float" office:value="14.16779" calcext:value-type="float">
            <text:p>14.16779</text:p>
          </table:table-cell>
          <table:table-cell office:value-type="float" office:value="0.266816" calcext:value-type="float">
            <text:p>0.266816</text:p>
          </table:table-cell>
          <table:table-cell/>
          <table:table-cell table:formula="of:=1.7967*[.A11]" office:value-type="float" office:value="12.5769" calcext:value-type="float">
            <text:p>12.5769</text:p>
          </table:table-cell>
          <table:table-cell office:value-type="float" office:value="0.266927" calcext:value-type="float">
            <text:p>0.2669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0.758364*[.A12]" office:value-type="float" office:value="6.066912" calcext:value-type="float">
            <text:p>6.066912</text:p>
          </table:table-cell>
          <table:table-cell table:formula="of:=20.898*[.A12]" office:value-type="float" office:value="167.184" calcext:value-type="float">
            <text:p>167.184</text:p>
          </table:table-cell>
          <table:table-cell office:value-type="float" office:value="0.262492" calcext:value-type="float">
            <text:p>0.262492</text:p>
          </table:table-cell>
          <table:table-cell/>
          <table:table-cell table:formula="of:=2.99813*[.A12]" office:value-type="float" office:value="23.98504" calcext:value-type="float">
            <text:p>23.98504</text:p>
          </table:table-cell>
          <table:table-cell office:value-type="float" office:value="0.263013" calcext:value-type="float">
            <text:p>0.263013</text:p>
          </table:table-cell>
          <table:table-cell/>
          <table:table-cell table:formula="of:=2.29147*[.A12]" office:value-type="float" office:value="18.33176" calcext:value-type="float">
            <text:p>18.33176</text:p>
          </table:table-cell>
          <table:table-cell office:value-type="float" office:value="0.263489" calcext:value-type="float">
            <text:p>0.263489</text:p>
          </table:table-cell>
          <table:table-cell/>
          <table:table-cell table:formula="of:=2.18104*[.A12]" office:value-type="float" office:value="17.44832" calcext:value-type="float">
            <text:p>17.44832</text:p>
          </table:table-cell>
          <table:table-cell office:value-type="float" office:value="0.261957" calcext:value-type="float">
            <text:p>0.261957</text:p>
          </table:table-cell>
          <table:table-cell/>
          <table:table-cell table:formula="of:=2.02397*[.A12]" office:value-type="float" office:value="16.19176" calcext:value-type="float">
            <text:p>16.19176</text:p>
          </table:table-cell>
          <table:table-cell office:value-type="float" office:value="0.266447" calcext:value-type="float">
            <text:p>0.266447</text:p>
          </table:table-cell>
          <table:table-cell/>
          <table:table-cell table:formula="of:=1.7967*[.A12]" office:value-type="float" office:value="14.3736" calcext:value-type="float">
            <text:p>14.3736</text:p>
          </table:table-cell>
          <table:table-cell office:value-type="float" office:value="0.266575" calcext:value-type="float">
            <text:p>0.2665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0.758364*[.A13]" office:value-type="float" office:value="6.825276" calcext:value-type="float">
            <text:p>6.825276</text:p>
          </table:table-cell>
          <table:table-cell table:formula="of:=20.898*[.A13]" office:value-type="float" office:value="188.082" calcext:value-type="float">
            <text:p>188.082</text:p>
          </table:table-cell>
          <table:table-cell office:value-type="float" office:value="0.261889" calcext:value-type="float">
            <text:p>0.261889</text:p>
          </table:table-cell>
          <table:table-cell/>
          <table:table-cell table:formula="of:=2.99813*[.A13]" office:value-type="float" office:value="26.98317" calcext:value-type="float">
            <text:p>26.98317</text:p>
          </table:table-cell>
          <table:table-cell office:value-type="float" office:value="0.263517" calcext:value-type="float">
            <text:p>0.263517</text:p>
          </table:table-cell>
          <table:table-cell/>
          <table:table-cell table:formula="of:=2.29147*[.A13]" office:value-type="float" office:value="20.62323" calcext:value-type="float">
            <text:p>20.62323</text:p>
          </table:table-cell>
          <table:table-cell office:value-type="float" office:value="0.263078" calcext:value-type="float">
            <text:p>0.263078</text:p>
          </table:table-cell>
          <table:table-cell/>
          <table:table-cell table:formula="of:=2.18104*[.A13]" office:value-type="float" office:value="19.62936" calcext:value-type="float">
            <text:p>19.62936</text:p>
          </table:table-cell>
          <table:table-cell office:value-type="float" office:value="0.265245" calcext:value-type="float">
            <text:p>0.265245</text:p>
          </table:table-cell>
          <table:table-cell/>
          <table:table-cell table:formula="of:=2.02397*[.A13]" office:value-type="float" office:value="18.21573" calcext:value-type="float">
            <text:p>18.21573</text:p>
          </table:table-cell>
          <table:table-cell office:value-type="float" office:value="0.266119" calcext:value-type="float">
            <text:p>0.266119</text:p>
          </table:table-cell>
          <table:table-cell/>
          <table:table-cell table:formula="of:=1.7967*[.A13]" office:value-type="float" office:value="16.1703" calcext:value-type="float">
            <text:p>16.1703</text:p>
          </table:table-cell>
          <table:table-cell office:value-type="float" office:value="0.26626" calcext:value-type="float">
            <text:p>0.266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0.758364*[.A14]" office:value-type="float" office:value="7.58364" calcext:value-type="float">
            <text:p>7.58364</text:p>
          </table:table-cell>
          <table:table-cell table:formula="of:=20.898*[.A14]" office:value-type="float" office:value="208.98" calcext:value-type="float">
            <text:p>208.98</text:p>
          </table:table-cell>
          <table:table-cell office:value-type="float" office:value="0.262202" calcext:value-type="float">
            <text:p>0.262202</text:p>
          </table:table-cell>
          <table:table-cell/>
          <table:table-cell table:formula="of:=2.99813*[.A14]" office:value-type="float" office:value="29.9813" calcext:value-type="float">
            <text:p>29.9813</text:p>
          </table:table-cell>
          <table:table-cell office:value-type="float" office:value="0.264919" calcext:value-type="float">
            <text:p>0.264919</text:p>
          </table:table-cell>
          <table:table-cell/>
          <table:table-cell table:formula="of:=2.29147*[.A14]" office:value-type="float" office:value="22.9147" calcext:value-type="float">
            <text:p>22.9147</text:p>
          </table:table-cell>
          <table:table-cell office:value-type="float" office:value="0.26317" calcext:value-type="float">
            <text:p>0.26317</text:p>
          </table:table-cell>
          <table:table-cell/>
          <table:table-cell table:formula="of:=2.18104*[.A14]" office:value-type="float" office:value="21.8104" calcext:value-type="float">
            <text:p>21.8104</text:p>
          </table:table-cell>
          <table:table-cell office:value-type="float" office:value="0.26195" calcext:value-type="float">
            <text:p>0.26195</text:p>
          </table:table-cell>
          <table:table-cell/>
          <table:table-cell table:formula="of:=2.02397*[.A14]" office:value-type="float" office:value="20.2397" calcext:value-type="float">
            <text:p>20.2397</text:p>
          </table:table-cell>
          <table:table-cell office:value-type="float" office:value="0.265826" calcext:value-type="float">
            <text:p>0.265826</text:p>
          </table:table-cell>
          <table:table-cell/>
          <table:table-cell table:formula="of:=1.7967*[.A14]" office:value-type="float" office:value="17.967" calcext:value-type="float">
            <text:p>17.967</text:p>
          </table:table-cell>
          <table:table-cell office:value-type="float" office:value="0.265985" calcext:value-type="float">
            <text:p>0.2659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0.758364*[.A15]" office:value-type="float" office:value="8.342004" calcext:value-type="float">
            <text:p>8.342004</text:p>
          </table:table-cell>
          <table:table-cell table:formula="of:=20.898*[.A15]" office:value-type="float" office:value="229.878" calcext:value-type="float">
            <text:p>229.878</text:p>
          </table:table-cell>
          <table:table-cell office:value-type="float" office:value="0.261803" calcext:value-type="float">
            <text:p>0.261803</text:p>
          </table:table-cell>
          <table:table-cell/>
          <table:table-cell table:formula="of:=2.99813*[.A15]" office:value-type="float" office:value="32.97943" calcext:value-type="float">
            <text:p>32.97943</text:p>
          </table:table-cell>
          <table:table-cell office:value-type="float" office:value="0.262972" calcext:value-type="float">
            <text:p>0.262972</text:p>
          </table:table-cell>
          <table:table-cell/>
          <table:table-cell table:formula="of:=2.29147*[.A15]" office:value-type="float" office:value="25.20617" calcext:value-type="float">
            <text:p>25.20617</text:p>
          </table:table-cell>
          <table:table-cell office:value-type="float" office:value="0.263627" calcext:value-type="float">
            <text:p>0.263627</text:p>
          </table:table-cell>
          <table:table-cell/>
          <table:table-cell table:formula="of:=2.18104*[.A15]" office:value-type="float" office:value="23.99144" calcext:value-type="float">
            <text:p>23.99144</text:p>
          </table:table-cell>
          <table:table-cell office:value-type="float" office:value="0.262013" calcext:value-type="float">
            <text:p>0.262013</text:p>
          </table:table-cell>
          <table:table-cell/>
          <table:table-cell table:formula="of:=2.02397*[.A15]" office:value-type="float" office:value="22.26367" calcext:value-type="float">
            <text:p>22.26367</text:p>
          </table:table-cell>
          <table:table-cell office:value-type="float" office:value="0.265559" calcext:value-type="float">
            <text:p>0.265559</text:p>
          </table:table-cell>
          <table:table-cell/>
          <table:table-cell table:formula="of:=1.7967*[.A15]" office:value-type="float" office:value="19.7637" calcext:value-type="float">
            <text:p>19.7637</text:p>
          </table:table-cell>
          <table:table-cell office:value-type="float" office:value="0.265736" calcext:value-type="float">
            <text:p>0.2657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0.758364*[.A16]" office:value-type="float" office:value="9.100368" calcext:value-type="float">
            <text:p>9.100368</text:p>
          </table:table-cell>
          <table:table-cell table:formula="of:=20.898*[.A16]" office:value-type="float" office:value="250.776" calcext:value-type="float">
            <text:p>250.776</text:p>
          </table:table-cell>
          <table:table-cell office:value-type="float" office:value="0.261932" calcext:value-type="float">
            <text:p>0.261932</text:p>
          </table:table-cell>
          <table:table-cell/>
          <table:table-cell table:formula="of:=2.99813*[.A16]" office:value-type="float" office:value="35.97756" calcext:value-type="float">
            <text:p>35.97756</text:p>
          </table:table-cell>
          <table:table-cell office:value-type="float" office:value="0.263362" calcext:value-type="float">
            <text:p>0.263362</text:p>
          </table:table-cell>
          <table:table-cell/>
          <table:table-cell table:formula="of:=2.29147*[.A16]" office:value-type="float" office:value="27.49764" calcext:value-type="float">
            <text:p>27.49764</text:p>
          </table:table-cell>
          <table:table-cell office:value-type="float" office:value="0.264306" calcext:value-type="float">
            <text:p>0.264306</text:p>
          </table:table-cell>
          <table:table-cell/>
          <table:table-cell table:formula="of:=2.18104*[.A16]" office:value-type="float" office:value="26.17248" calcext:value-type="float">
            <text:p>26.17248</text:p>
          </table:table-cell>
          <table:table-cell office:value-type="float" office:value="0.261808" calcext:value-type="float">
            <text:p>0.261808</text:p>
          </table:table-cell>
          <table:table-cell/>
          <table:table-cell table:formula="of:=2.02397*[.A16]" office:value-type="float" office:value="24.28764" calcext:value-type="float">
            <text:p>24.28764</text:p>
          </table:table-cell>
          <table:table-cell office:value-type="float" office:value="0.265315" calcext:value-type="float">
            <text:p>0.265315</text:p>
          </table:table-cell>
          <table:table-cell/>
          <table:table-cell table:formula="of:=1.7967*[.A16]" office:value-type="float" office:value="21.5604" calcext:value-type="float">
            <text:p>21.5604</text:p>
          </table:table-cell>
          <table:table-cell office:value-type="float" office:value="0.265513" calcext:value-type="float">
            <text:p>0.2655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0.758364*[.A17]" office:value-type="float" office:value="9.858732" calcext:value-type="float">
            <text:p>9.858732</text:p>
          </table:table-cell>
          <table:table-cell table:formula="of:=20.898*[.A17]" office:value-type="float" office:value="271.674" calcext:value-type="float">
            <text:p>271.674</text:p>
          </table:table-cell>
          <table:table-cell office:value-type="float" office:value="0.26195" calcext:value-type="float">
            <text:p>0.26195</text:p>
          </table:table-cell>
          <table:table-cell/>
          <table:table-cell table:formula="of:=2.99813*[.A17]" office:value-type="float" office:value="38.97569" calcext:value-type="float">
            <text:p>38.97569</text:p>
          </table:table-cell>
          <table:table-cell office:value-type="float" office:value="0.26287" calcext:value-type="float">
            <text:p>0.26287</text:p>
          </table:table-cell>
          <table:table-cell/>
          <table:table-cell table:formula="of:=2.29147*[.A17]" office:value-type="float" office:value="29.78911" calcext:value-type="float">
            <text:p>29.78911</text:p>
          </table:table-cell>
          <table:table-cell office:value-type="float" office:value="0.262221" calcext:value-type="float">
            <text:p>0.262221</text:p>
          </table:table-cell>
          <table:table-cell/>
          <table:table-cell table:formula="of:=2.18104*[.A17]" office:value-type="float" office:value="28.35352" calcext:value-type="float">
            <text:p>28.35352</text:p>
          </table:table-cell>
          <table:table-cell office:value-type="float" office:value="0.261875" calcext:value-type="float">
            <text:p>0.261875</text:p>
          </table:table-cell>
          <table:table-cell/>
          <table:table-cell table:formula="of:=2.02397*[.A17]" office:value-type="float" office:value="26.31161" calcext:value-type="float">
            <text:p>26.31161</text:p>
          </table:table-cell>
          <table:table-cell office:value-type="float" office:value="0.265089" calcext:value-type="float">
            <text:p>0.265089</text:p>
          </table:table-cell>
          <table:table-cell/>
          <table:table-cell table:formula="of:=1.7967*[.A17]" office:value-type="float" office:value="23.3571" calcext:value-type="float">
            <text:p>23.3571</text:p>
          </table:table-cell>
          <table:table-cell office:value-type="float" office:value="0.265311" calcext:value-type="float">
            <text:p>0.2653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0.758364*[.A18]" office:value-type="float" office:value="10.617096" calcext:value-type="float">
            <text:p>10.617096</text:p>
          </table:table-cell>
          <table:table-cell table:formula="of:=20.898*[.A18]" office:value-type="float" office:value="292.572" calcext:value-type="float">
            <text:p>292.572</text:p>
          </table:table-cell>
          <table:table-cell office:value-type="float" office:value="0.261886" calcext:value-type="float">
            <text:p>0.261886</text:p>
          </table:table-cell>
          <table:table-cell/>
          <table:table-cell table:formula="of:=2.99813*[.A18]" office:value-type="float" office:value="41.97382" calcext:value-type="float">
            <text:p>41.97382</text:p>
          </table:table-cell>
          <table:table-cell office:value-type="float" office:value="0.262265" calcext:value-type="float">
            <text:p>0.262265</text:p>
          </table:table-cell>
          <table:table-cell/>
          <table:table-cell table:formula="of:=2.29147*[.A18]" office:value-type="float" office:value="32.08058" calcext:value-type="float">
            <text:p>32.08058</text:p>
          </table:table-cell>
          <table:table-cell office:value-type="float" office:value="0.263562" calcext:value-type="float">
            <text:p>0.263562</text:p>
          </table:table-cell>
          <table:table-cell/>
          <table:table-cell table:formula="of:=2.18104*[.A18]" office:value-type="float" office:value="30.53456" calcext:value-type="float">
            <text:p>30.53456</text:p>
          </table:table-cell>
          <table:table-cell office:value-type="float" office:value="0.261747" calcext:value-type="float">
            <text:p>0.261747</text:p>
          </table:table-cell>
          <table:table-cell/>
          <table:table-cell table:formula="of:=2.02397*[.A18]" office:value-type="float" office:value="28.33558" calcext:value-type="float">
            <text:p>28.33558</text:p>
          </table:table-cell>
          <table:table-cell office:value-type="float" office:value="0.264888" calcext:value-type="float">
            <text:p>0.264888</text:p>
          </table:table-cell>
          <table:table-cell/>
          <table:table-cell table:formula="of:=1.7967*[.A18]" office:value-type="float" office:value="25.1538" calcext:value-type="float">
            <text:p>25.1538</text:p>
          </table:table-cell>
          <table:table-cell office:value-type="float" office:value="0.26512" calcext:value-type="float">
            <text:p>0.265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0.758364*[.A19]" office:value-type="float" office:value="11.37546" calcext:value-type="float">
            <text:p>11.37546</text:p>
          </table:table-cell>
          <table:table-cell table:formula="of:=20.898*[.A19]" office:value-type="float" office:value="313.47" calcext:value-type="float">
            <text:p>313.47</text:p>
          </table:table-cell>
          <table:table-cell office:value-type="float" office:value="0.262214" calcext:value-type="float">
            <text:p>0.262214</text:p>
          </table:table-cell>
          <table:table-cell/>
          <table:table-cell table:formula="of:=2.99813*[.A19]" office:value-type="float" office:value="44.97195" calcext:value-type="float">
            <text:p>44.97195</text:p>
          </table:table-cell>
          <table:table-cell office:value-type="float" office:value="0.262631" calcext:value-type="float">
            <text:p>0.262631</text:p>
          </table:table-cell>
          <table:table-cell/>
          <table:table-cell table:formula="of:=2.29147*[.A19]" office:value-type="float" office:value="34.37205" calcext:value-type="float">
            <text:p>34.37205</text:p>
          </table:table-cell>
          <table:table-cell office:value-type="float" office:value="0.263021" calcext:value-type="float">
            <text:p>0.263021</text:p>
          </table:table-cell>
          <table:table-cell/>
          <table:table-cell table:formula="of:=2.18104*[.A19]" office:value-type="float" office:value="32.7156" calcext:value-type="float">
            <text:p>32.7156</text:p>
          </table:table-cell>
          <table:table-cell office:value-type="float" office:value="0.261752" calcext:value-type="float">
            <text:p>0.261752</text:p>
          </table:table-cell>
          <table:table-cell/>
          <table:table-cell table:formula="of:=2.02397*[.A19]" office:value-type="float" office:value="30.35955" calcext:value-type="float">
            <text:p>30.35955</text:p>
          </table:table-cell>
          <table:table-cell office:value-type="float" office:value="0.264706" calcext:value-type="float">
            <text:p>0.264706</text:p>
          </table:table-cell>
          <table:table-cell/>
          <table:table-cell table:formula="of:=1.7967*[.A19]" office:value-type="float" office:value="26.9505" calcext:value-type="float">
            <text:p>26.9505</text:p>
          </table:table-cell>
          <table:table-cell office:value-type="float" office:value="0.264948" calcext:value-type="float">
            <text:p>0.2649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0.758364*[.A20]" office:value-type="float" office:value="12.133824" calcext:value-type="float">
            <text:p>12.133824</text:p>
          </table:table-cell>
          <table:table-cell table:formula="of:=20.898*[.A20]" office:value-type="float" office:value="334.368" calcext:value-type="float">
            <text:p>334.368</text:p>
          </table:table-cell>
          <table:table-cell office:value-type="float" office:value="0.261747" calcext:value-type="float">
            <text:p>0.261747</text:p>
          </table:table-cell>
          <table:table-cell/>
          <table:table-cell table:formula="of:=2.99813*[.A20]" office:value-type="float" office:value="47.97008" calcext:value-type="float">
            <text:p>47.97008</text:p>
          </table:table-cell>
          <table:table-cell office:value-type="float" office:value="0.26269" calcext:value-type="float">
            <text:p>0.26269</text:p>
          </table:table-cell>
          <table:table-cell/>
          <table:table-cell table:formula="of:=2.29147*[.A20]" office:value-type="float" office:value="36.66352" calcext:value-type="float">
            <text:p>36.66352</text:p>
          </table:table-cell>
          <table:table-cell office:value-type="float" office:value="0.263022" calcext:value-type="float">
            <text:p>0.263022</text:p>
          </table:table-cell>
          <table:table-cell/>
          <table:table-cell table:formula="of:=2.18104*[.A20]" office:value-type="float" office:value="34.89664" calcext:value-type="float">
            <text:p>34.89664</text:p>
          </table:table-cell>
          <table:table-cell office:value-type="float" office:value="0.261769" calcext:value-type="float">
            <text:p>0.261769</text:p>
          </table:table-cell>
          <table:table-cell/>
          <table:table-cell table:formula="of:=2.02397*[.A20]" office:value-type="float" office:value="32.38352" calcext:value-type="float">
            <text:p>32.38352</text:p>
          </table:table-cell>
          <table:table-cell office:value-type="float" office:value="0.264532" calcext:value-type="float">
            <text:p>0.264532</text:p>
          </table:table-cell>
          <table:table-cell/>
          <table:table-cell table:formula="of:=1.7967*[.A20]" office:value-type="float" office:value="28.7472" calcext:value-type="float">
            <text:p>28.7472</text:p>
          </table:table-cell>
          <table:table-cell office:value-type="float" office:value="0.264789" calcext:value-type="float">
            <text:p>0.2647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0.758364*[.A21]" office:value-type="float" office:value="12.892188" calcext:value-type="float">
            <text:p>12.892188</text:p>
          </table:table-cell>
          <table:table-cell table:formula="of:=20.898*[.A21]" office:value-type="float" office:value="355.266" calcext:value-type="float">
            <text:p>355.266</text:p>
          </table:table-cell>
          <table:table-cell office:value-type="float" office:value="0.261737" calcext:value-type="float">
            <text:p>0.261737</text:p>
          </table:table-cell>
          <table:table-cell/>
          <table:table-cell table:formula="of:=2.99813*[.A21]" office:value-type="float" office:value="50.96821" calcext:value-type="float">
            <text:p>50.96821</text:p>
          </table:table-cell>
          <table:table-cell office:value-type="float" office:value="0.262133" calcext:value-type="float">
            <text:p>0.262133</text:p>
          </table:table-cell>
          <table:table-cell/>
          <table:table-cell table:formula="of:=2.29147*[.A21]" office:value-type="float" office:value="38.95499" calcext:value-type="float">
            <text:p>38.95499</text:p>
          </table:table-cell>
          <table:table-cell office:value-type="float" office:value="0.26207" calcext:value-type="float">
            <text:p>0.26207</text:p>
          </table:table-cell>
          <table:table-cell/>
          <table:table-cell table:formula="of:=2.18104*[.A21]" office:value-type="float" office:value="37.07768" calcext:value-type="float">
            <text:p>37.07768</text:p>
          </table:table-cell>
          <table:table-cell office:value-type="float" office:value="0.26188" calcext:value-type="float">
            <text:p>0.26188</text:p>
          </table:table-cell>
          <table:table-cell/>
          <table:table-cell table:formula="of:=2.02397*[.A21]" office:value-type="float" office:value="34.40749" calcext:value-type="float">
            <text:p>34.40749</text:p>
          </table:table-cell>
          <table:table-cell office:value-type="float" office:value="0.264368" calcext:value-type="float">
            <text:p>0.264368</text:p>
          </table:table-cell>
          <table:table-cell/>
          <table:table-cell table:formula="of:=1.7967*[.A21]" office:value-type="float" office:value="30.5439" calcext:value-type="float">
            <text:p>30.5439</text:p>
          </table:table-cell>
          <table:table-cell office:value-type="float" office:value="0.264642" calcext:value-type="float">
            <text:p>0.2646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0.758364*[.A22]" office:value-type="float" office:value="13.650552" calcext:value-type="float">
            <text:p>13.650552</text:p>
          </table:table-cell>
          <table:table-cell table:formula="of:=20.898*[.A22]" office:value-type="float" office:value="376.164" calcext:value-type="float">
            <text:p>376.164</text:p>
          </table:table-cell>
          <table:table-cell office:value-type="float" office:value="0.261674" calcext:value-type="float">
            <text:p>0.261674</text:p>
          </table:table-cell>
          <table:table-cell/>
          <table:table-cell table:formula="of:=2.99813*[.A22]" office:value-type="float" office:value="53.96634" calcext:value-type="float">
            <text:p>53.96634</text:p>
          </table:table-cell>
          <table:table-cell office:value-type="float" office:value="0.262361" calcext:value-type="float">
            <text:p>0.262361</text:p>
          </table:table-cell>
          <table:table-cell/>
          <table:table-cell table:formula="of:=2.29147*[.A22]" office:value-type="float" office:value="41.24646" calcext:value-type="float">
            <text:p>41.24646</text:p>
          </table:table-cell>
          <table:table-cell office:value-type="float" office:value="0.26299" calcext:value-type="float">
            <text:p>0.26299</text:p>
          </table:table-cell>
          <table:table-cell/>
          <table:table-cell table:formula="of:=2.18104*[.A22]" office:value-type="float" office:value="39.25872" calcext:value-type="float">
            <text:p>39.25872</text:p>
          </table:table-cell>
          <table:table-cell office:value-type="float" office:value="0.261831" calcext:value-type="float">
            <text:p>0.261831</text:p>
          </table:table-cell>
          <table:table-cell/>
          <table:table-cell table:formula="of:=2.02397*[.A22]" office:value-type="float" office:value="36.43146" calcext:value-type="float">
            <text:p>36.43146</text:p>
          </table:table-cell>
          <table:table-cell office:value-type="float" office:value="0.264219" calcext:value-type="float">
            <text:p>0.264219</text:p>
          </table:table-cell>
          <table:table-cell/>
          <table:table-cell table:formula="of:=1.7967*[.A22]" office:value-type="float" office:value="32.3406" calcext:value-type="float">
            <text:p>32.3406</text:p>
          </table:table-cell>
          <table:table-cell office:value-type="float" office:value="0.264501" calcext:value-type="float">
            <text:p>0.2645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0.758364*[.A23]" office:value-type="float" office:value="14.408916" calcext:value-type="float">
            <text:p>14.408916</text:p>
          </table:table-cell>
          <table:table-cell table:formula="of:=20.898*[.A23]" office:value-type="float" office:value="397.062" calcext:value-type="float">
            <text:p>397.062</text:p>
          </table:table-cell>
          <table:table-cell office:value-type="float" office:value="0.262323" calcext:value-type="float">
            <text:p>0.262323</text:p>
          </table:table-cell>
          <table:table-cell/>
          <table:table-cell table:formula="of:=2.99813*[.A23]" office:value-type="float" office:value="56.96447" calcext:value-type="float">
            <text:p>56.96447</text:p>
          </table:table-cell>
          <table:table-cell office:value-type="float" office:value="0.263093" calcext:value-type="float">
            <text:p>0.263093</text:p>
          </table:table-cell>
          <table:table-cell/>
          <table:table-cell table:formula="of:=2.29147*[.A23]" office:value-type="float" office:value="43.53793" calcext:value-type="float">
            <text:p>43.53793</text:p>
          </table:table-cell>
          <table:table-cell office:value-type="float" office:value="0.262065" calcext:value-type="float">
            <text:p>0.262065</text:p>
          </table:table-cell>
          <table:table-cell/>
          <table:table-cell table:formula="of:=2.18104*[.A23]" office:value-type="float" office:value="41.43976" calcext:value-type="float">
            <text:p>41.43976</text:p>
          </table:table-cell>
          <table:table-cell office:value-type="float" office:value="0.261765" calcext:value-type="float">
            <text:p>0.261765</text:p>
          </table:table-cell>
          <table:table-cell/>
          <table:table-cell table:formula="of:=2.02397*[.A23]" office:value-type="float" office:value="38.45543" calcext:value-type="float">
            <text:p>38.45543</text:p>
          </table:table-cell>
          <table:table-cell office:value-type="float" office:value="0.264079" calcext:value-type="float">
            <text:p>0.264079</text:p>
          </table:table-cell>
          <table:table-cell/>
          <table:table-cell table:formula="of:=1.7967*[.A23]" office:value-type="float" office:value="34.1373" calcext:value-type="float">
            <text:p>34.1373</text:p>
          </table:table-cell>
          <table:table-cell office:value-type="float" office:value="0.264375" calcext:value-type="float">
            <text:p>0.2643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0.758364*[.A24]" office:value-type="float" office:value="15.16728" calcext:value-type="float">
            <text:p>15.16728</text:p>
          </table:table-cell>
          <table:table-cell table:formula="of:=20.898*[.A24]" office:value-type="float" office:value="417.96" calcext:value-type="float">
            <text:p>417.96</text:p>
          </table:table-cell>
          <table:table-cell office:value-type="float" office:value="0.261718" calcext:value-type="float">
            <text:p>0.261718</text:p>
          </table:table-cell>
          <table:table-cell/>
          <table:table-cell table:formula="of:=2.99813*[.A24]" office:value-type="float" office:value="59.9626" calcext:value-type="float">
            <text:p>59.9626</text:p>
          </table:table-cell>
          <table:table-cell office:value-type="float" office:value="0.262274" calcext:value-type="float">
            <text:p>0.262274</text:p>
          </table:table-cell>
          <table:table-cell/>
          <table:table-cell table:formula="of:=2.29147*[.A24]" office:value-type="float" office:value="45.8294" calcext:value-type="float">
            <text:p>45.8294</text:p>
          </table:table-cell>
          <table:table-cell office:value-type="float" office:value="0.262416" calcext:value-type="float">
            <text:p>0.262416</text:p>
          </table:table-cell>
          <table:table-cell/>
          <table:table-cell table:formula="of:=2.18104*[.A24]" office:value-type="float" office:value="43.6208" calcext:value-type="float">
            <text:p>43.6208</text:p>
          </table:table-cell>
          <table:table-cell office:value-type="float" office:value="0.261658" calcext:value-type="float">
            <text:p>0.261658</text:p>
          </table:table-cell>
          <table:table-cell/>
          <table:table-cell table:formula="of:=2.02397*[.A24]" office:value-type="float" office:value="40.4794" calcext:value-type="float">
            <text:p>40.4794</text:p>
          </table:table-cell>
          <table:table-cell office:value-type="float" office:value="0.263949" calcext:value-type="float">
            <text:p>0.263949</text:p>
          </table:table-cell>
          <table:table-cell/>
          <table:table-cell table:formula="of:=1.7967*[.A24]" office:value-type="float" office:value="35.934" calcext:value-type="float">
            <text:p>35.934</text:p>
          </table:table-cell>
          <table:table-cell office:value-type="float" office:value="0.264259" calcext:value-type="float">
            <text:p>0.2642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0.758364*[.A25]" office:value-type="float" office:value="15.925644" calcext:value-type="float">
            <text:p>15.925644</text:p>
          </table:table-cell>
          <table:table-cell table:formula="of:=20.898*[.A25]" office:value-type="float" office:value="438.858" calcext:value-type="float">
            <text:p>438.858</text:p>
          </table:table-cell>
          <table:table-cell office:value-type="float" office:value="0.265278" calcext:value-type="float">
            <text:p>0.265278</text:p>
          </table:table-cell>
          <table:table-cell/>
          <table:table-cell table:formula="of:=2.99813*[.A25]" office:value-type="float" office:value="62.96073" calcext:value-type="float">
            <text:p>62.96073</text:p>
          </table:table-cell>
          <table:table-cell office:value-type="float" office:value="0.262269" calcext:value-type="float">
            <text:p>0.262269</text:p>
          </table:table-cell>
          <table:table-cell/>
          <table:table-cell table:formula="of:=2.29147*[.A25]" office:value-type="float" office:value="48.12087" calcext:value-type="float">
            <text:p>48.12087</text:p>
          </table:table-cell>
          <table:table-cell office:value-type="float" office:value="0.262035" calcext:value-type="float">
            <text:p>0.262035</text:p>
          </table:table-cell>
          <table:table-cell/>
          <table:table-cell table:formula="of:=2.18104*[.A25]" office:value-type="float" office:value="45.80184" calcext:value-type="float">
            <text:p>45.80184</text:p>
          </table:table-cell>
          <table:table-cell office:value-type="float" office:value="0.261647" calcext:value-type="float">
            <text:p>0.261647</text:p>
          </table:table-cell>
          <table:table-cell/>
          <table:table-cell table:formula="of:=2.02397*[.A25]" office:value-type="float" office:value="42.50337" calcext:value-type="float">
            <text:p>42.50337</text:p>
          </table:table-cell>
          <table:table-cell office:value-type="float" office:value="0.263827" calcext:value-type="float">
            <text:p>0.263827</text:p>
          </table:table-cell>
          <table:table-cell/>
          <table:table-cell table:formula="of:=1.7967*[.A25]" office:value-type="float" office:value="37.7307" calcext:value-type="float">
            <text:p>37.7307</text:p>
          </table:table-cell>
          <table:table-cell office:value-type="float" office:value="0.264149" calcext:value-type="float">
            <text:p>0.2641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4:10:30.615385483</meta:creation-date>
    <dc:date>2018-09-29T13:57:51.034574969</dc:date>
    <meta:editing-duration>P2DT21H26M35S</meta:editing-duration>
    <meta:editing-cycles>39</meta:editing-cycles>
    <meta:generator>LibreOffice/5.1.6.2$Linux_X86_64 LibreOffice_project/10m0$Build-2</meta:generator>
    <meta:document-statistic meta:table-count="1" meta:cell-count="3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2cm" svg:height="10.6cm" xlink:href=".." xlink:type="simple" chart:class="chart:line" chart:column-mapping="4 1 2 3 0" chart:style-name="ch1">
        <chart:legend chart:legend-position="end" svg:x="16.841cm" svg:y="4.005cm" style:legend-expansion="high" chart:style-name="ch2"/>
        <chart:plot-area chart:style-name="ch3" table:cell-range-address="Sheet1.R5:Sheet1.R25 Sheet1.I5:Sheet1.I25 Sheet1.L5:Sheet1.L25 Sheet1.O5:Sheet1.O25 Sheet1.F5:Sheet1.F25" svg:x="0.394cm" svg:y="0.212cm" svg:width="16.053cm" svg:height="10.176cm">
          <chartooo:coordinate-region svg:x="1.121cm" svg:y="0.411cm" svg:width="15.139cm" svg:height="9.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5:Sheet1.R25" chart:class="chart:line">
            <chart:data-point chart:repeated="21"/>
          </chart:series>
          <chart:series chart:style-name="ch8" chart:values-cell-range-address="Sheet1.I5:Sheet1.I25" chart:class="chart:line">
            <chart:data-point chart:repeated="21"/>
          </chart:series>
          <chart:series chart:style-name="ch9" chart:values-cell-range-address="Sheet1.L5:Sheet1.L25" chart:class="chart:line">
            <chart:data-point chart:repeated="21"/>
          </chart:series>
          <chart:series chart:style-name="ch10" chart:values-cell-range-address="Sheet1.O5:Sheet1.O25" chart:class="chart:line">
            <chart:data-point chart:repeated="21"/>
          </chart:series>
          <chart:series chart:style-name="ch11" chart:values-cell-range-address="Sheet1.F5:Sheet1.F25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I</text:p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0561">
                <text:p>0.690561</text:p>
                <draw:g>
                  <svg:desc>Sheet1.R5:Sheet1.R25</svg:desc>
                </draw:g>
              </table:table-cell>
              <table:table-cell office:value-type="float" office:value="0.690561">
                <text:p>0.690561</text:p>
                <draw:g>
                  <svg:desc>Sheet1.I5:Sheet1.I25</svg:desc>
                </draw:g>
              </table:table-cell>
              <table:table-cell office:value-type="float" office:value="0.690561">
                <text:p>0.690561</text:p>
                <draw:g>
                  <svg:desc>Sheet1.L5:Sheet1.L25</svg:desc>
                </draw:g>
              </table:table-cell>
              <table:table-cell office:value-type="float" office:value="0.690561">
                <text:p>0.690561</text:p>
                <draw:g>
                  <svg:desc>Sheet1.O5:Sheet1.O25</svg:desc>
                </draw:g>
              </table:table-cell>
              <table:table-cell office:value-type="float" office:value="0.690561">
                <text:p>0.690561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0259">
                <text:p>0.270259</text:p>
              </table:table-cell>
              <table:table-cell office:value-type="float" office:value="0.276114">
                <text:p>0.276114</text:p>
              </table:table-cell>
              <table:table-cell office:value-type="float" office:value="0.295837">
                <text:p>0.295837</text:p>
              </table:table-cell>
              <table:table-cell office:value-type="float" office:value="0.268791">
                <text:p>0.268791</text:p>
              </table:table-cell>
              <table:table-cell office:value-type="float" office:value="0.265889">
                <text:p>0.265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9333">
                <text:p>0.269333</text:p>
              </table:table-cell>
              <table:table-cell office:value-type="float" office:value="0.267345">
                <text:p>0.267345</text:p>
              </table:table-cell>
              <table:table-cell office:value-type="float" office:value="0.2677">
                <text:p>0.2677</text:p>
              </table:table-cell>
              <table:table-cell office:value-type="float" office:value="0.263181">
                <text:p>0.263181</text:p>
              </table:table-cell>
              <table:table-cell office:value-type="float" office:value="0.26668">
                <text:p>0.26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854">
                <text:p>0.26854</text:p>
              </table:table-cell>
              <table:table-cell office:value-type="float" office:value="0.265817">
                <text:p>0.265817</text:p>
              </table:table-cell>
              <table:table-cell office:value-type="float" office:value="0.264291">
                <text:p>0.264291</text:p>
              </table:table-cell>
              <table:table-cell office:value-type="float" office:value="0.263294">
                <text:p>0.263294</text:p>
              </table:table-cell>
              <table:table-cell office:value-type="float" office:value="0.264148">
                <text:p>0.264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7854">
                <text:p>0.267854</text:p>
              </table:table-cell>
              <table:table-cell office:value-type="float" office:value="0.269952">
                <text:p>0.269952</text:p>
              </table:table-cell>
              <table:table-cell office:value-type="float" office:value="0.275778">
                <text:p>0.275778</text:p>
              </table:table-cell>
              <table:table-cell office:value-type="float" office:value="0.263278">
                <text:p>0.263278</text:p>
              </table:table-cell>
              <table:table-cell office:value-type="float" office:value="0.262578">
                <text:p>0.262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7266">
                <text:p>0.267266</text:p>
              </table:table-cell>
              <table:table-cell office:value-type="float" office:value="0.26411">
                <text:p>0.26411</text:p>
              </table:table-cell>
              <table:table-cell office:value-type="float" office:value="0.266284">
                <text:p>0.266284</text:p>
              </table:table-cell>
              <table:table-cell office:value-type="float" office:value="0.262281">
                <text:p>0.262281</text:p>
              </table:table-cell>
              <table:table-cell office:value-type="float" office:value="0.262312">
                <text:p>0.262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6816">
                <text:p>0.266816</text:p>
              </table:table-cell>
              <table:table-cell office:value-type="float" office:value="0.263582">
                <text:p>0.263582</text:p>
              </table:table-cell>
              <table:table-cell office:value-type="float" office:value="0.263183">
                <text:p>0.263183</text:p>
              </table:table-cell>
              <table:table-cell office:value-type="float" office:value="0.262514">
                <text:p>0.262514</text:p>
              </table:table-cell>
              <table:table-cell office:value-type="float" office:value="0.262695">
                <text:p>0.262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447">
                <text:p>0.266447</text:p>
              </table:table-cell>
              <table:table-cell office:value-type="float" office:value="0.263013">
                <text:p>0.263013</text:p>
              </table:table-cell>
              <table:table-cell office:value-type="float" office:value="0.263489">
                <text:p>0.263489</text:p>
              </table:table-cell>
              <table:table-cell office:value-type="float" office:value="0.261957">
                <text:p>0.261957</text:p>
              </table:table-cell>
              <table:table-cell office:value-type="float" office:value="0.262492">
                <text:p>0.262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6119">
                <text:p>0.266119</text:p>
              </table:table-cell>
              <table:table-cell office:value-type="float" office:value="0.263517">
                <text:p>0.263517</text:p>
              </table:table-cell>
              <table:table-cell office:value-type="float" office:value="0.263078">
                <text:p>0.263078</text:p>
              </table:table-cell>
              <table:table-cell office:value-type="float" office:value="0.265245">
                <text:p>0.265245</text:p>
              </table:table-cell>
              <table:table-cell office:value-type="float" office:value="0.261889">
                <text:p>0.261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5826">
                <text:p>0.265826</text:p>
              </table:table-cell>
              <table:table-cell office:value-type="float" office:value="0.264919">
                <text:p>0.264919</text:p>
              </table:table-cell>
              <table:table-cell office:value-type="float" office:value="0.26317">
                <text:p>0.26317</text:p>
              </table:table-cell>
              <table:table-cell office:value-type="float" office:value="0.26195">
                <text:p>0.26195</text:p>
              </table:table-cell>
              <table:table-cell office:value-type="float" office:value="0.262202">
                <text:p>0.262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5559">
                <text:p>0.265559</text:p>
              </table:table-cell>
              <table:table-cell office:value-type="float" office:value="0.262972">
                <text:p>0.262972</text:p>
              </table:table-cell>
              <table:table-cell office:value-type="float" office:value="0.263627">
                <text:p>0.263627</text:p>
              </table:table-cell>
              <table:table-cell office:value-type="float" office:value="0.262013">
                <text:p>0.262013</text:p>
              </table:table-cell>
              <table:table-cell office:value-type="float" office:value="0.261803">
                <text:p>0.2618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5315">
                <text:p>0.265315</text:p>
              </table:table-cell>
              <table:table-cell office:value-type="float" office:value="0.263362">
                <text:p>0.263362</text:p>
              </table:table-cell>
              <table:table-cell office:value-type="float" office:value="0.264306">
                <text:p>0.264306</text:p>
              </table:table-cell>
              <table:table-cell office:value-type="float" office:value="0.261808">
                <text:p>0.261808</text:p>
              </table:table-cell>
              <table:table-cell office:value-type="float" office:value="0.261932">
                <text:p>0.26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5089">
                <text:p>0.265089</text:p>
              </table:table-cell>
              <table:table-cell office:value-type="float" office:value="0.26287">
                <text:p>0.26287</text:p>
              </table:table-cell>
              <table:table-cell office:value-type="float" office:value="0.262221">
                <text:p>0.262221</text:p>
              </table:table-cell>
              <table:table-cell office:value-type="float" office:value="0.261875">
                <text:p>0.261875</text:p>
              </table:table-cell>
              <table:table-cell office:value-type="float" office:value="0.26195">
                <text:p>0.26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4888">
                <text:p>0.264888</text:p>
              </table:table-cell>
              <table:table-cell office:value-type="float" office:value="0.262265">
                <text:p>0.262265</text:p>
              </table:table-cell>
              <table:table-cell office:value-type="float" office:value="0.263562">
                <text:p>0.263562</text:p>
              </table:table-cell>
              <table:table-cell office:value-type="float" office:value="0.261747">
                <text:p>0.261747</text:p>
              </table:table-cell>
              <table:table-cell office:value-type="float" office:value="0.261886">
                <text:p>0.261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4706">
                <text:p>0.264706</text:p>
              </table:table-cell>
              <table:table-cell office:value-type="float" office:value="0.262631">
                <text:p>0.262631</text:p>
              </table:table-cell>
              <table:table-cell office:value-type="float" office:value="0.263021">
                <text:p>0.263021</text:p>
              </table:table-cell>
              <table:table-cell office:value-type="float" office:value="0.261752">
                <text:p>0.261752</text:p>
              </table:table-cell>
              <table:table-cell office:value-type="float" office:value="0.262214">
                <text:p>0.262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4532">
                <text:p>0.264532</text:p>
              </table:table-cell>
              <table:table-cell office:value-type="float" office:value="0.26269">
                <text:p>0.26269</text:p>
              </table:table-cell>
              <table:table-cell office:value-type="float" office:value="0.263022">
                <text:p>0.263022</text:p>
              </table:table-cell>
              <table:table-cell office:value-type="float" office:value="0.261769">
                <text:p>0.261769</text:p>
              </table:table-cell>
              <table:table-cell office:value-type="float" office:value="0.261747">
                <text:p>0.261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4368">
                <text:p>0.264368</text:p>
              </table:table-cell>
              <table:table-cell office:value-type="float" office:value="0.262133">
                <text:p>0.262133</text:p>
              </table:table-cell>
              <table:table-cell office:value-type="float" office:value="0.26207">
                <text:p>0.26207</text:p>
              </table:table-cell>
              <table:table-cell office:value-type="float" office:value="0.26188">
                <text:p>0.26188</text:p>
              </table:table-cell>
              <table:table-cell office:value-type="float" office:value="0.261737">
                <text:p>0.261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4219">
                <text:p>0.264219</text:p>
              </table:table-cell>
              <table:table-cell office:value-type="float" office:value="0.262361">
                <text:p>0.262361</text:p>
              </table:table-cell>
              <table:table-cell office:value-type="float" office:value="0.26299">
                <text:p>0.26299</text:p>
              </table:table-cell>
              <table:table-cell office:value-type="float" office:value="0.261831">
                <text:p>0.261831</text:p>
              </table:table-cell>
              <table:table-cell office:value-type="float" office:value="0.261674">
                <text:p>0.261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4079">
                <text:p>0.264079</text:p>
              </table:table-cell>
              <table:table-cell office:value-type="float" office:value="0.263093">
                <text:p>0.263093</text:p>
              </table:table-cell>
              <table:table-cell office:value-type="float" office:value="0.262065">
                <text:p>0.262065</text:p>
              </table:table-cell>
              <table:table-cell office:value-type="float" office:value="0.261765">
                <text:p>0.261765</text:p>
              </table:table-cell>
              <table:table-cell office:value-type="float" office:value="0.262323">
                <text:p>0.2623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3949">
                <text:p>0.263949</text:p>
              </table:table-cell>
              <table:table-cell office:value-type="float" office:value="0.262274">
                <text:p>0.262274</text:p>
              </table:table-cell>
              <table:table-cell office:value-type="float" office:value="0.262416">
                <text:p>0.262416</text:p>
              </table:table-cell>
              <table:table-cell office:value-type="float" office:value="0.261658">
                <text:p>0.261658</text:p>
              </table:table-cell>
              <table:table-cell office:value-type="float" office:value="0.261718">
                <text:p>0.261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3827">
                <text:p>0.263827</text:p>
              </table:table-cell>
              <table:table-cell office:value-type="float" office:value="0.262269">
                <text:p>0.262269</text:p>
              </table:table-cell>
              <table:table-cell office:value-type="float" office:value="0.262035">
                <text:p>0.262035</text:p>
              </table:table-cell>
              <table:table-cell office:value-type="float" office:value="0.261647">
                <text:p>0.261647</text:p>
              </table:table-cell>
              <table:table-cell office:value-type="float" office:value="0.265278">
                <text:p>0.265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25" chart:maximum="0.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98cm" svg:height="14.023cm" xlink:href=".." xlink:type="simple" chart:class="chart:scatter" chart:column-mapping="2 3 4 0 1 0" chart:style-name="ch1">
        <chart:legend chart:legend-position="end" svg:x="22.119cm" svg:y="5.716cm" style:legend-expansion="high" chart:style-name="ch2"/>
        <chart:plot-area chart:style-name="ch3" table:cell-range-address="Sheet1.Q5:Sheet1.R25 Sheet1.U5:Sheet1.U25 Sheet1.F5:Sheet1.F25 Sheet1.O5:Sheet1.O25" svg:x="0.499cm" svg:y="0.28cm" svg:width="21.121cm" svg:height="13.463cm">
          <chartooo:coordinate-region svg:x="0.738cm" svg:y="0.28cm" svg:width="20.602cm" svg:height="12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5:Sheet1.R25" chart:class="chart:scatter">
            <chart:domain table:cell-range-address="Sheet1.Q5:Sheet1.Q25"/>
            <chart:data-point chart:repeated="21"/>
          </chart:series>
          <chart:series chart:style-name="ch8" chart:values-cell-range-address="Sheet1.U5:Sheet1.U25" chart:class="chart:scatter">
            <chart:domain table:cell-range-address="Sheet1.T5:Sheet1.T25"/>
            <chart:data-point chart:repeated="21"/>
          </chart:series>
          <chart:series chart:style-name="ch9" chart:values-cell-range-address="Sheet1.F5:Sheet1.F25" chart:class="chart:scatter">
            <chart:domain table:cell-range-address="Sheet1.E5:Sheet1.E25"/>
            <chart:data-point chart:repeated="21"/>
          </chart:series>
          <chart:series chart:style-name="ch8" chart:values-cell-range-address="Sheet1.O5:Sheet1.O25" chart:class="chart:scatter">
            <chart:domain table:cell-range-address="Sheet1.N5:Sheet1.N25"/>
            <chart:data-point chart:repeated="21"/>
          </chart:series>
          <chart:series chart:style-name="ch10" chart:values-cell-range-address="Sheet1.F5:Sheet1.F25" chart:class="chart:scatter">
            <chart:domain table:cell-range-address="Sheet1.D5:Sheet1.D25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2397">
                <text:p>2.02397</text:p>
                <draw:g>
                  <svg:desc>Sheet1.Q5:Sheet1.Q25</svg:desc>
                </draw:g>
              </table:table-cell>
              <table:table-cell office:value-type="float" office:value="0.690561">
                <text:p>0.690561</text:p>
                <draw:g>
                  <svg:desc>Sheet1.R5:Sheet1.R25</svg:desc>
                </draw:g>
              </table:table-cell>
              <table:table-cell office:value-type="float" office:value="1.7967">
                <text:p>1.7967</text:p>
                <draw:g>
                  <svg:desc>Sheet1.T5:Sheet1.T25</svg:desc>
                </draw:g>
              </table:table-cell>
              <table:table-cell office:value-type="float" office:value="0.690561">
                <text:p>0.690561</text:p>
                <draw:g>
                  <svg:desc>Sheet1.U5:Sheet1.U25</svg:desc>
                </draw:g>
              </table:table-cell>
              <table:table-cell office:value-type="float" office:value="20.898">
                <text:p>20.898</text:p>
                <draw:g>
                  <svg:desc>Sheet1.E5:Sheet1.E25</svg:desc>
                </draw:g>
              </table:table-cell>
              <table:table-cell office:value-type="float" office:value="0.690561">
                <text:p>0.690561</text:p>
                <draw:g>
                  <svg:desc>Sheet1.F5:Sheet1.F25</svg:desc>
                </draw:g>
              </table:table-cell>
              <table:table-cell office:value-type="float" office:value="2.18104">
                <text:p>2.18104</text:p>
                <draw:g>
                  <svg:desc>Sheet1.N5:Sheet1.N25</svg:desc>
                </draw:g>
              </table:table-cell>
              <table:table-cell office:value-type="float" office:value="0.690561">
                <text:p>0.690561</text:p>
                <draw:g>
                  <svg:desc>Sheet1.O5:Sheet1.O25</svg:desc>
                </draw:g>
              </table:table-cell>
              <table:table-cell office:value-type="float" office:value="0.758364">
                <text:p>0.758364</text:p>
                <draw:g>
                  <svg:desc>Sheet1.D5:Sheet1.D25</svg:desc>
                </draw:g>
              </table:table-cell>
              <table:table-cell office:value-type="float" office:value="0.690561">
                <text:p>0.690561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4794">
                <text:p>4.04794</text:p>
              </table:table-cell>
              <table:table-cell office:value-type="float" office:value="0.270259">
                <text:p>0.270259</text:p>
              </table:table-cell>
              <table:table-cell office:value-type="float" office:value="3.5934">
                <text:p>3.5934</text:p>
              </table:table-cell>
              <table:table-cell office:value-type="float" office:value="0.270267">
                <text:p>0.270267</text:p>
              </table:table-cell>
              <table:table-cell office:value-type="float" office:value="41.796">
                <text:p>41.796</text:p>
              </table:table-cell>
              <table:table-cell office:value-type="float" office:value="0.265889">
                <text:p>0.265889</text:p>
              </table:table-cell>
              <table:table-cell office:value-type="float" office:value="4.36208">
                <text:p>4.36208</text:p>
              </table:table-cell>
              <table:table-cell office:value-type="float" office:value="0.268791">
                <text:p>0.268791</text:p>
              </table:table-cell>
              <table:table-cell office:value-type="float" office:value="1.516728">
                <text:p>1.516728</text:p>
              </table:table-cell>
              <table:table-cell office:value-type="float" office:value="0.265889">
                <text:p>0.265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7191">
                <text:p>6.07191</text:p>
              </table:table-cell>
              <table:table-cell office:value-type="float" office:value="0.269333">
                <text:p>0.269333</text:p>
              </table:table-cell>
              <table:table-cell office:value-type="float" office:value="5.3901">
                <text:p>5.3901</text:p>
              </table:table-cell>
              <table:table-cell office:value-type="float" office:value="0.269353">
                <text:p>0.269353</text:p>
              </table:table-cell>
              <table:table-cell office:value-type="float" office:value="62.694">
                <text:p>62.694</text:p>
              </table:table-cell>
              <table:table-cell office:value-type="float" office:value="0.26668">
                <text:p>0.26668</text:p>
              </table:table-cell>
              <table:table-cell office:value-type="float" office:value="6.54312">
                <text:p>6.54312</text:p>
              </table:table-cell>
              <table:table-cell office:value-type="float" office:value="0.263181">
                <text:p>0.263181</text:p>
              </table:table-cell>
              <table:table-cell office:value-type="float" office:value="2.275092">
                <text:p>2.275092</text:p>
              </table:table-cell>
              <table:table-cell office:value-type="float" office:value="0.26668">
                <text:p>0.26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09588">
                <text:p>8.09588</text:p>
              </table:table-cell>
              <table:table-cell office:value-type="float" office:value="0.26854">
                <text:p>0.26854</text:p>
              </table:table-cell>
              <table:table-cell office:value-type="float" office:value="7.1868">
                <text:p>7.1868</text:p>
              </table:table-cell>
              <table:table-cell office:value-type="float" office:value="0.268584">
                <text:p>0.268584</text:p>
              </table:table-cell>
              <table:table-cell office:value-type="float" office:value="83.592">
                <text:p>83.592</text:p>
              </table:table-cell>
              <table:table-cell office:value-type="float" office:value="0.264148">
                <text:p>0.264148</text:p>
              </table:table-cell>
              <table:table-cell office:value-type="float" office:value="8.72416">
                <text:p>8.72416</text:p>
              </table:table-cell>
              <table:table-cell office:value-type="float" office:value="0.263294">
                <text:p>0.263294</text:p>
              </table:table-cell>
              <table:table-cell office:value-type="float" office:value="3.033456">
                <text:p>3.033456</text:p>
              </table:table-cell>
              <table:table-cell office:value-type="float" office:value="0.264148">
                <text:p>0.264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1985">
                <text:p>10.11985</text:p>
              </table:table-cell>
              <table:table-cell office:value-type="float" office:value="0.267854">
                <text:p>0.267854</text:p>
              </table:table-cell>
              <table:table-cell office:value-type="float" office:value="8.9835">
                <text:p>8.9835</text:p>
              </table:table-cell>
              <table:table-cell office:value-type="float" office:value="0.267916">
                <text:p>0.267916</text:p>
              </table:table-cell>
              <table:table-cell office:value-type="float" office:value="104.49">
                <text:p>104.49</text:p>
              </table:table-cell>
              <table:table-cell office:value-type="float" office:value="0.262578">
                <text:p>0.262578</text:p>
              </table:table-cell>
              <table:table-cell office:value-type="float" office:value="10.9052">
                <text:p>10.9052</text:p>
              </table:table-cell>
              <table:table-cell office:value-type="float" office:value="0.263278">
                <text:p>0.263278</text:p>
              </table:table-cell>
              <table:table-cell office:value-type="float" office:value="3.79182">
                <text:p>3.79182</text:p>
              </table:table-cell>
              <table:table-cell office:value-type="float" office:value="0.262578">
                <text:p>0.262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14382">
                <text:p>12.14382</text:p>
              </table:table-cell>
              <table:table-cell office:value-type="float" office:value="0.267266">
                <text:p>0.267266</text:p>
              </table:table-cell>
              <table:table-cell office:value-type="float" office:value="10.7802">
                <text:p>10.7802</text:p>
              </table:table-cell>
              <table:table-cell office:value-type="float" office:value="0.267366">
                <text:p>0.267366</text:p>
              </table:table-cell>
              <table:table-cell office:value-type="float" office:value="125.388">
                <text:p>125.388</text:p>
              </table:table-cell>
              <table:table-cell office:value-type="float" office:value="0.262312">
                <text:p>0.262312</text:p>
              </table:table-cell>
              <table:table-cell office:value-type="float" office:value="13.08624">
                <text:p>13.08624</text:p>
              </table:table-cell>
              <table:table-cell office:value-type="float" office:value="0.262281">
                <text:p>0.262281</text:p>
              </table:table-cell>
              <table:table-cell office:value-type="float" office:value="4.550184">
                <text:p>4.550184</text:p>
              </table:table-cell>
              <table:table-cell office:value-type="float" office:value="0.262312">
                <text:p>0.262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16779">
                <text:p>14.16779</text:p>
              </table:table-cell>
              <table:table-cell office:value-type="float" office:value="0.266816">
                <text:p>0.266816</text:p>
              </table:table-cell>
              <table:table-cell office:value-type="float" office:value="12.5769">
                <text:p>12.5769</text:p>
              </table:table-cell>
              <table:table-cell office:value-type="float" office:value="0.266927">
                <text:p>0.266927</text:p>
              </table:table-cell>
              <table:table-cell office:value-type="float" office:value="146.286">
                <text:p>146.286</text:p>
              </table:table-cell>
              <table:table-cell office:value-type="float" office:value="0.262695">
                <text:p>0.262695</text:p>
              </table:table-cell>
              <table:table-cell office:value-type="float" office:value="15.26728">
                <text:p>15.26728</text:p>
              </table:table-cell>
              <table:table-cell office:value-type="float" office:value="0.262514">
                <text:p>0.262514</text:p>
              </table:table-cell>
              <table:table-cell office:value-type="float" office:value="5.308548">
                <text:p>5.308548</text:p>
              </table:table-cell>
              <table:table-cell office:value-type="float" office:value="0.262695">
                <text:p>0.262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19176">
                <text:p>16.19176</text:p>
              </table:table-cell>
              <table:table-cell office:value-type="float" office:value="0.266447">
                <text:p>0.266447</text:p>
              </table:table-cell>
              <table:table-cell office:value-type="float" office:value="14.3736">
                <text:p>14.3736</text:p>
              </table:table-cell>
              <table:table-cell office:value-type="float" office:value="0.266575">
                <text:p>0.266575</text:p>
              </table:table-cell>
              <table:table-cell office:value-type="float" office:value="167.184">
                <text:p>167.184</text:p>
              </table:table-cell>
              <table:table-cell office:value-type="float" office:value="0.262492">
                <text:p>0.262492</text:p>
              </table:table-cell>
              <table:table-cell office:value-type="float" office:value="17.44832">
                <text:p>17.44832</text:p>
              </table:table-cell>
              <table:table-cell office:value-type="float" office:value="0.261957">
                <text:p>0.261957</text:p>
              </table:table-cell>
              <table:table-cell office:value-type="float" office:value="6.066912">
                <text:p>6.066912</text:p>
              </table:table-cell>
              <table:table-cell office:value-type="float" office:value="0.262492">
                <text:p>0.262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21573">
                <text:p>18.21573</text:p>
              </table:table-cell>
              <table:table-cell office:value-type="float" office:value="0.266119">
                <text:p>0.266119</text:p>
              </table:table-cell>
              <table:table-cell office:value-type="float" office:value="16.1703">
                <text:p>16.1703</text:p>
              </table:table-cell>
              <table:table-cell office:value-type="float" office:value="0.26626">
                <text:p>0.26626</text:p>
              </table:table-cell>
              <table:table-cell office:value-type="float" office:value="188.082">
                <text:p>188.082</text:p>
              </table:table-cell>
              <table:table-cell office:value-type="float" office:value="0.261889">
                <text:p>0.261889</text:p>
              </table:table-cell>
              <table:table-cell office:value-type="float" office:value="19.62936">
                <text:p>19.62936</text:p>
              </table:table-cell>
              <table:table-cell office:value-type="float" office:value="0.265245">
                <text:p>0.265245</text:p>
              </table:table-cell>
              <table:table-cell office:value-type="float" office:value="6.825276">
                <text:p>6.825276</text:p>
              </table:table-cell>
              <table:table-cell office:value-type="float" office:value="0.261889">
                <text:p>0.261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2397">
                <text:p>20.2397</text:p>
              </table:table-cell>
              <table:table-cell office:value-type="float" office:value="0.265826">
                <text:p>0.265826</text:p>
              </table:table-cell>
              <table:table-cell office:value-type="float" office:value="17.967">
                <text:p>17.967</text:p>
              </table:table-cell>
              <table:table-cell office:value-type="float" office:value="0.265985">
                <text:p>0.265985</text:p>
              </table:table-cell>
              <table:table-cell office:value-type="float" office:value="208.98">
                <text:p>208.98</text:p>
              </table:table-cell>
              <table:table-cell office:value-type="float" office:value="0.262202">
                <text:p>0.262202</text:p>
              </table:table-cell>
              <table:table-cell office:value-type="float" office:value="21.8104">
                <text:p>21.8104</text:p>
              </table:table-cell>
              <table:table-cell office:value-type="float" office:value="0.26195">
                <text:p>0.26195</text:p>
              </table:table-cell>
              <table:table-cell office:value-type="float" office:value="7.58364">
                <text:p>7.58364</text:p>
              </table:table-cell>
              <table:table-cell office:value-type="float" office:value="0.262202">
                <text:p>0.262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26367">
                <text:p>22.26367</text:p>
              </table:table-cell>
              <table:table-cell office:value-type="float" office:value="0.265559">
                <text:p>0.265559</text:p>
              </table:table-cell>
              <table:table-cell office:value-type="float" office:value="19.7637">
                <text:p>19.7637</text:p>
              </table:table-cell>
              <table:table-cell office:value-type="float" office:value="0.265736">
                <text:p>0.265736</text:p>
              </table:table-cell>
              <table:table-cell office:value-type="float" office:value="229.878">
                <text:p>229.878</text:p>
              </table:table-cell>
              <table:table-cell office:value-type="float" office:value="0.261803">
                <text:p>0.261803</text:p>
              </table:table-cell>
              <table:table-cell office:value-type="float" office:value="23.99144">
                <text:p>23.99144</text:p>
              </table:table-cell>
              <table:table-cell office:value-type="float" office:value="0.262013">
                <text:p>0.262013</text:p>
              </table:table-cell>
              <table:table-cell office:value-type="float" office:value="8.342004">
                <text:p>8.342004</text:p>
              </table:table-cell>
              <table:table-cell office:value-type="float" office:value="0.261803">
                <text:p>0.2618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28764">
                <text:p>24.28764</text:p>
              </table:table-cell>
              <table:table-cell office:value-type="float" office:value="0.265315">
                <text:p>0.265315</text:p>
              </table:table-cell>
              <table:table-cell office:value-type="float" office:value="21.5604">
                <text:p>21.5604</text:p>
              </table:table-cell>
              <table:table-cell office:value-type="float" office:value="0.265513">
                <text:p>0.265513</text:p>
              </table:table-cell>
              <table:table-cell office:value-type="float" office:value="250.776">
                <text:p>250.776</text:p>
              </table:table-cell>
              <table:table-cell office:value-type="float" office:value="0.261932">
                <text:p>0.261932</text:p>
              </table:table-cell>
              <table:table-cell office:value-type="float" office:value="26.17248">
                <text:p>26.17248</text:p>
              </table:table-cell>
              <table:table-cell office:value-type="float" office:value="0.261808">
                <text:p>0.261808</text:p>
              </table:table-cell>
              <table:table-cell office:value-type="float" office:value="9.100368">
                <text:p>9.100368</text:p>
              </table:table-cell>
              <table:table-cell office:value-type="float" office:value="0.261932">
                <text:p>0.26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31161">
                <text:p>26.31161</text:p>
              </table:table-cell>
              <table:table-cell office:value-type="float" office:value="0.265089">
                <text:p>0.265089</text:p>
              </table:table-cell>
              <table:table-cell office:value-type="float" office:value="23.3571">
                <text:p>23.3571</text:p>
              </table:table-cell>
              <table:table-cell office:value-type="float" office:value="0.265311">
                <text:p>0.265311</text:p>
              </table:table-cell>
              <table:table-cell office:value-type="float" office:value="271.674">
                <text:p>271.674</text:p>
              </table:table-cell>
              <table:table-cell office:value-type="float" office:value="0.26195">
                <text:p>0.26195</text:p>
              </table:table-cell>
              <table:table-cell office:value-type="float" office:value="28.35352">
                <text:p>28.35352</text:p>
              </table:table-cell>
              <table:table-cell office:value-type="float" office:value="0.261875">
                <text:p>0.261875</text:p>
              </table:table-cell>
              <table:table-cell office:value-type="float" office:value="9.858732">
                <text:p>9.858732</text:p>
              </table:table-cell>
              <table:table-cell office:value-type="float" office:value="0.26195">
                <text:p>0.26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33558">
                <text:p>28.33558</text:p>
              </table:table-cell>
              <table:table-cell office:value-type="float" office:value="0.264888">
                <text:p>0.264888</text:p>
              </table:table-cell>
              <table:table-cell office:value-type="float" office:value="25.1538">
                <text:p>25.1538</text:p>
              </table:table-cell>
              <table:table-cell office:value-type="float" office:value="0.26512">
                <text:p>0.26512</text:p>
              </table:table-cell>
              <table:table-cell office:value-type="float" office:value="292.572">
                <text:p>292.572</text:p>
              </table:table-cell>
              <table:table-cell office:value-type="float" office:value="0.261886">
                <text:p>0.261886</text:p>
              </table:table-cell>
              <table:table-cell office:value-type="float" office:value="30.53456">
                <text:p>30.53456</text:p>
              </table:table-cell>
              <table:table-cell office:value-type="float" office:value="0.261747">
                <text:p>0.261747</text:p>
              </table:table-cell>
              <table:table-cell office:value-type="float" office:value="10.617096">
                <text:p>10.617096</text:p>
              </table:table-cell>
              <table:table-cell office:value-type="float" office:value="0.261886">
                <text:p>0.261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35955">
                <text:p>30.35955</text:p>
              </table:table-cell>
              <table:table-cell office:value-type="float" office:value="0.264706">
                <text:p>0.264706</text:p>
              </table:table-cell>
              <table:table-cell office:value-type="float" office:value="26.9505">
                <text:p>26.9505</text:p>
              </table:table-cell>
              <table:table-cell office:value-type="float" office:value="0.264948">
                <text:p>0.264948</text:p>
              </table:table-cell>
              <table:table-cell office:value-type="float" office:value="313.47">
                <text:p>313.47</text:p>
              </table:table-cell>
              <table:table-cell office:value-type="float" office:value="0.262214">
                <text:p>0.262214</text:p>
              </table:table-cell>
              <table:table-cell office:value-type="float" office:value="32.7156">
                <text:p>32.7156</text:p>
              </table:table-cell>
              <table:table-cell office:value-type="float" office:value="0.261752">
                <text:p>0.261752</text:p>
              </table:table-cell>
              <table:table-cell office:value-type="float" office:value="11.37546">
                <text:p>11.37546</text:p>
              </table:table-cell>
              <table:table-cell office:value-type="float" office:value="0.262214">
                <text:p>0.262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38352">
                <text:p>32.38352</text:p>
              </table:table-cell>
              <table:table-cell office:value-type="float" office:value="0.264532">
                <text:p>0.264532</text:p>
              </table:table-cell>
              <table:table-cell office:value-type="float" office:value="28.7472">
                <text:p>28.7472</text:p>
              </table:table-cell>
              <table:table-cell office:value-type="float" office:value="0.264789">
                <text:p>0.264789</text:p>
              </table:table-cell>
              <table:table-cell office:value-type="float" office:value="334.368">
                <text:p>334.368</text:p>
              </table:table-cell>
              <table:table-cell office:value-type="float" office:value="0.261747">
                <text:p>0.261747</text:p>
              </table:table-cell>
              <table:table-cell office:value-type="float" office:value="34.89664">
                <text:p>34.89664</text:p>
              </table:table-cell>
              <table:table-cell office:value-type="float" office:value="0.261769">
                <text:p>0.261769</text:p>
              </table:table-cell>
              <table:table-cell office:value-type="float" office:value="12.133824">
                <text:p>12.133824</text:p>
              </table:table-cell>
              <table:table-cell office:value-type="float" office:value="0.261747">
                <text:p>0.261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40749">
                <text:p>34.40749</text:p>
              </table:table-cell>
              <table:table-cell office:value-type="float" office:value="0.264368">
                <text:p>0.264368</text:p>
              </table:table-cell>
              <table:table-cell office:value-type="float" office:value="30.5439">
                <text:p>30.5439</text:p>
              </table:table-cell>
              <table:table-cell office:value-type="float" office:value="0.264642">
                <text:p>0.264642</text:p>
              </table:table-cell>
              <table:table-cell office:value-type="float" office:value="355.266">
                <text:p>355.266</text:p>
              </table:table-cell>
              <table:table-cell office:value-type="float" office:value="0.261737">
                <text:p>0.261737</text:p>
              </table:table-cell>
              <table:table-cell office:value-type="float" office:value="37.07768">
                <text:p>37.07768</text:p>
              </table:table-cell>
              <table:table-cell office:value-type="float" office:value="0.26188">
                <text:p>0.26188</text:p>
              </table:table-cell>
              <table:table-cell office:value-type="float" office:value="12.892188">
                <text:p>12.892188</text:p>
              </table:table-cell>
              <table:table-cell office:value-type="float" office:value="0.261737">
                <text:p>0.261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43146">
                <text:p>36.43146</text:p>
              </table:table-cell>
              <table:table-cell office:value-type="float" office:value="0.264219">
                <text:p>0.264219</text:p>
              </table:table-cell>
              <table:table-cell office:value-type="float" office:value="32.3406">
                <text:p>32.3406</text:p>
              </table:table-cell>
              <table:table-cell office:value-type="float" office:value="0.264501">
                <text:p>0.264501</text:p>
              </table:table-cell>
              <table:table-cell office:value-type="float" office:value="376.164">
                <text:p>376.164</text:p>
              </table:table-cell>
              <table:table-cell office:value-type="float" office:value="0.261674">
                <text:p>0.261674</text:p>
              </table:table-cell>
              <table:table-cell office:value-type="float" office:value="39.25872">
                <text:p>39.25872</text:p>
              </table:table-cell>
              <table:table-cell office:value-type="float" office:value="0.261831">
                <text:p>0.261831</text:p>
              </table:table-cell>
              <table:table-cell office:value-type="float" office:value="13.650552">
                <text:p>13.650552</text:p>
              </table:table-cell>
              <table:table-cell office:value-type="float" office:value="0.261674">
                <text:p>0.261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45543">
                <text:p>38.45543</text:p>
              </table:table-cell>
              <table:table-cell office:value-type="float" office:value="0.264079">
                <text:p>0.264079</text:p>
              </table:table-cell>
              <table:table-cell office:value-type="float" office:value="34.1373">
                <text:p>34.1373</text:p>
              </table:table-cell>
              <table:table-cell office:value-type="float" office:value="0.264375">
                <text:p>0.264375</text:p>
              </table:table-cell>
              <table:table-cell office:value-type="float" office:value="397.062">
                <text:p>397.062</text:p>
              </table:table-cell>
              <table:table-cell office:value-type="float" office:value="0.262323">
                <text:p>0.262323</text:p>
              </table:table-cell>
              <table:table-cell office:value-type="float" office:value="41.43976">
                <text:p>41.43976</text:p>
              </table:table-cell>
              <table:table-cell office:value-type="float" office:value="0.261765">
                <text:p>0.261765</text:p>
              </table:table-cell>
              <table:table-cell office:value-type="float" office:value="14.408916">
                <text:p>14.408916</text:p>
              </table:table-cell>
              <table:table-cell office:value-type="float" office:value="0.262323">
                <text:p>0.2623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4794">
                <text:p>40.4794</text:p>
              </table:table-cell>
              <table:table-cell office:value-type="float" office:value="0.263949">
                <text:p>0.263949</text:p>
              </table:table-cell>
              <table:table-cell office:value-type="float" office:value="35.934">
                <text:p>35.934</text:p>
              </table:table-cell>
              <table:table-cell office:value-type="float" office:value="0.264259">
                <text:p>0.264259</text:p>
              </table:table-cell>
              <table:table-cell office:value-type="float" office:value="417.96">
                <text:p>417.96</text:p>
              </table:table-cell>
              <table:table-cell office:value-type="float" office:value="0.261718">
                <text:p>0.261718</text:p>
              </table:table-cell>
              <table:table-cell office:value-type="float" office:value="43.6208">
                <text:p>43.6208</text:p>
              </table:table-cell>
              <table:table-cell office:value-type="float" office:value="0.261658">
                <text:p>0.261658</text:p>
              </table:table-cell>
              <table:table-cell office:value-type="float" office:value="15.16728">
                <text:p>15.16728</text:p>
              </table:table-cell>
              <table:table-cell office:value-type="float" office:value="0.261718">
                <text:p>0.261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50337">
                <text:p>42.50337</text:p>
              </table:table-cell>
              <table:table-cell office:value-type="float" office:value="0.263827">
                <text:p>0.263827</text:p>
              </table:table-cell>
              <table:table-cell office:value-type="float" office:value="37.7307">
                <text:p>37.7307</text:p>
              </table:table-cell>
              <table:table-cell office:value-type="float" office:value="0.264149">
                <text:p>0.264149</text:p>
              </table:table-cell>
              <table:table-cell office:value-type="float" office:value="438.858">
                <text:p>438.858</text:p>
              </table:table-cell>
              <table:table-cell office:value-type="float" office:value="0.265278">
                <text:p>0.265278</text:p>
              </table:table-cell>
              <table:table-cell office:value-type="float" office:value="45.80184">
                <text:p>45.80184</text:p>
              </table:table-cell>
              <table:table-cell office:value-type="float" office:value="0.261647">
                <text:p>0.261647</text:p>
              </table:table-cell>
              <table:table-cell office:value-type="float" office:value="15.925644">
                <text:p>15.925644</text:p>
              </table:table-cell>
              <table:table-cell office:value-type="float" office:value="0.265278">
                <text:p>0.2652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